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3mm"/>
    </style:style>
    <style:style style:name="co3" style:family="table-column">
      <style:table-column-properties fo:break-before="auto" style:column-width="27.23mm"/>
    </style:style>
    <style:style style:name="co4" style:family="table-column">
      <style:table-column-properties fo:break-before="auto" style:column-width="32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eci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egr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anc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gr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egr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anc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egr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gro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Costo producto</text:p>
          </table:table-cell>
          <table:table-cell office:value-type="string" calcext:value-type="string">
            <text:p>Costo envío</text:p>
          </table:table-cell>
          <table:table-cell office:value-type="string" calcext:value-type="string">
            <text:p>Precio de venta</text:p>
          </table:table-cell>
          <table:table-cell office:value-type="string" calcext:value-type="string">
            <text:p>Ganancia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65000" calcext:value-type="float">
            <text:p>65000</text:p>
          </table:table-cell>
          <table:table-cell table:formula="of:=[.D4]-(SUM([.B4:.C4]))"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60000" calcext:value-type="float">
            <text:p>60000</text:p>
          </table:table-cell>
          <table:table-cell table:formula="of:=[.D5]-(SUM([.B5:.C5]))" office:value-type="float" office:value="34000" calcext:value-type="float">
            <text:p>34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75000" calcext:value-type="float">
            <text:p>75000</text:p>
          </table:table-cell>
          <table:table-cell table:formula="of:=[.D6]-SUM([.B6:.C6])"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Liguero 22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40000" calcext:value-type="float">
            <text:p>40000</text:p>
          </table:table-cell>
          <table:table-cell table:formula="of:=[.D7]-(SUM([.B7:.C7])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alette solo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40000" calcext:value-type="float">
            <text:p>40000</text:p>
          </table:table-cell>
          <table:table-cell table:formula="of:=[.D8]-SUM([.B8:.C8])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60000" calcext:value-type="float">
            <text:p>60000</text:p>
          </table:table-cell>
          <table:table-cell table:formula="of:=[.D9]-SUM([.B9:.C9])" office:value-type="float" office:value="34000" calcext:value-type="float">
            <text:p>3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9T16:58:48.113781394</meta:creation-date>
    <dc:date>2020-06-19T18:17:57.428900833</dc:date>
    <meta:editing-duration>PT58M23S</meta:editing-duration>
    <meta:editing-cycles>1</meta:editing-cycles>
    <meta:document-statistic meta:table-count="2" meta:cell-count="70" meta:object-count="0"/>
    <meta:generator>LibreOffice/6.3.1.2$MacOSX_X86_64 LibreOffice_project/b79626edf0065ac373bd1df5c28bd630b4424273</meta:generator>
  </office:meta>
</office:document-meta>
</file>